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c7" officeooo:paragraph-rsid="000ccbc7"/>
    </style:style>
    <style:style style:name="P2" style:family="paragraph" style:parent-style-name="Standard">
      <style:text-properties officeooo:rsid="000ecdd9" officeooo:paragraph-rsid="000ecdd9"/>
    </style:style>
    <style:style style:name="P3" style:family="paragraph" style:parent-style-name="Standard">
      <style:text-properties officeooo:rsid="000ecdd9" officeooo:paragraph-rsid="00101e6e"/>
    </style:style>
    <style:style style:name="P4" style:family="paragraph" style:parent-style-name="Standard">
      <style:text-properties officeooo:rsid="000ecdd9" officeooo:paragraph-rsid="00118f19"/>
    </style:style>
    <style:style style:name="P5" style:family="paragraph" style:parent-style-name="Standard">
      <style:text-properties officeooo:rsid="0016e0c6" officeooo:paragraph-rsid="0016e0c6"/>
    </style:style>
    <style:style style:name="T1" style:family="text">
      <style:text-properties officeooo:rsid="00101e6e"/>
    </style:style>
    <style:style style:name="T2" style:family="text">
      <style:text-properties officeooo:rsid="00111cd2"/>
    </style:style>
    <style:style style:name="T3" style:family="text">
      <style:text-properties officeooo:rsid="00118f19"/>
    </style:style>
    <style:style style:name="T4" style:family="text">
      <style:text-properties officeooo:rsid="001669e5"/>
    </style:style>
    <style:style style:name="T5" style:family="text">
      <style:text-properties officeooo:rsid="0018377f"/>
    </style:style>
    <style:style style:name="T6" style:family="text">
      <style:text-properties officeooo:rsid="0019673e"/>
    </style:style>
    <style:style style:name="T7" style:family="text">
      <style:text-properties officeooo:rsid="00138b47"/>
    </style:style>
    <style:style style:name="T8" style:family="text">
      <style:text-properties officeooo:rsid="0014fb78"/>
    </style:style>
    <style:style style:name="T9" style:family="text">
      <style:text-properties officeooo:rsid="0016e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nge die gespeichert werden sollen:</text:p>
      <text:p text:style-name="P1"/>
      <text:p text:style-name="P2">metriken: <text:span text:style-name="T2">accuracy, f-1-score, precision, recall, balance</text:span><text:span text:style-name="T8">d</text:span><text:span text:style-name="T2"> accuracy, balance</text:span><text:span text:style-name="T8">d</text:span><text:span text:style-name="T2"> adjusted accuracy, confidence, </text:span><text:span text:style-name="T3">mean werte für alles über alle k durchgänge, </text:span><text:span text:style-name="T8">(sklearn create classification report), mathew correlation coefficient (sklearn)</text:span></text:p>
      <text:p text:style-name="P2"/>
      <text:p text:style-name="P2">modelle: <text:span text:style-name="T1">fasttext modell, meta modell, combi modell</text:span></text:p>
      <text:p text:style-name="P2"/>
      <text:p text:style-name="P2">trainingszeit: <text:span text:style-name="T1">gesamtzeit, laufzeit pro k-fold durchgang, </text:span><text:span text:style-name="T9">laufzeit pro model</text:span></text:p>
      <text:p text:style-name="P2"/>
      <text:p text:style-name="P2">hyperparameter: <text:span text:style-name="T7">configuration insgesamt, </text:span></text:p>
      <text:p text:style-name="P2"/>
      <text:p text:style-name="P5">Datensatz selbst: die Daten selbst einmal abspeichern, als xtrain, ytrain, xtest, ytest</text:p>
      <text:p text:style-name="P2"/>
      <text:p text:style-name="P4"><text:span text:style-name="T9">infos über </text:span>datensatz : <text:span text:style-name="T1">k-fold wie viele daten als validation data, wieviele zusatzdaten, wieviele daten wurden durch cleaning deleted, </text:span><text:span text:style-name="T3">wieviele Datenpunkte gibt es pro Klasse, </text:span><text:span text:style-name="T4">wieviele Daten werden bei daten augmentierung erzeugt oder entfernt, wieviele unique job titles gibt es, aufteilen nach selbstständige und nicht selbstständige, </text:span><text:span text:style-name="T5">wie lang sind die strings im Durchschnitt, </text:span><text:span text:style-name="T6">wie viele Worte im durchschnitt, immer varianz und standardwert</text:span></text:p>
      <text:p text:style-name="P2"/>
      <text:p text:style-name="P2">preprocessing strategie: <text:span text:style-name="T1">lowercasing, stopword removal, puncutation removal, number removal, duplicate removal, wie viele daten wurden durch cleaning entfernt</text:span></text:p>
      <text:p text:style-name="P2"/>
      <text:p text:style-name="P3"><text:span text:style-name="T1">data augmentation: wieviele Daten wurden hinzugefügt durch augmentation</text:span></text:p>
      <text:p text:style-name="P3"/>
      <text:p text:style-name="P5">visualisierungen: confusion matrix absolut, normalisiert, jeweils für alle 3 modelle, jeweils für alle k durchgän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4:52:25.530000000</meta:creation-date>
    <dc:date>2022-03-19T20:17:29.939000000</dc:date>
    <meta:editing-duration>PT5H25M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166" meta:character-count="1312" meta:non-whitespace-character-count="1155"/>
  </office:meta>
</office:document-meta>
</file>